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 fo:background-color="#DAE3F3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page" style:column-width="4.94770833333333cm"/>
    </style:style>
    <style:style style:name="co2" style:family="table-column">
      <style:table-column-properties fo:break-before="auto" style:column-width="21.4047916666667cm" style:use-optimal-column-width="true"/>
    </style:style>
    <style:style style:name="co3" style:family="table-column">
      <style:table-column-properties fo:break-before="auto" style:column-width="25.2412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7" table:default-cell-style-name="ce1"/>
        <table:table-column table:style-name="co5" table:number-columns-repeated="15364" table:default-cell-style-name="ce1"/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office:value-type="string" table:number-columns-spanned="3" table:number-rows-spanned="1" table:style-name="ce6">
            <text:p>Tabela Seleniu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Localizadores By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3">
            <text:p>Variação By</text:p>
          </table:table-cell>
          <table:table-cell office:value-type="string" table:style-name="ce3">
            <text:p>Exemplo</text:p>
          </table:table-cell>
          <table:table-cell office:value-type="string" table:style-name="ce3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y.className</text:p>
          </table:table-cell>
          <table:table-cell office:value-type="string" table:style-name="ce4">
            <text:p>driver.findElement(By.className("nome-da-classe"));</text:p>
          </table:table-cell>
          <table:table-cell office:value-type="string" table:style-name="ce4">
            <text:p>Busca o elemento baseado no valor do atributo "class"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y.cssSelector</text:p>
          </table:table-cell>
          <table:table-cell office:value-type="string" table:style-name="ce5">
            <text:p>driver.findElement(By.cssSelector("Element_CSSSelector"));</text:p>
          </table:table-cell>
          <table:table-cell office:value-type="string" table:style-name="ce5">
            <text:p>Busca o elemento baseado no seleor de CS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y.id</text:p>
          </table:table-cell>
          <table:table-cell office:value-type="string" table:style-name="ce4">
            <text:p>driver.findElement(By.id("id-do-elemento")</text:p>
          </table:table-cell>
          <table:table-cell office:value-type="string" table:style-name="ce4">
            <text:p>Busca o elemento baseado no valor do atributo "id"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y.linkText</text:p>
          </table:table-cell>
          <table:table-cell office:value-type="string" table:style-name="ce5">
            <text:p>driver.findElement(By.linkText(("texto")));</text:p>
          </table:table-cell>
          <table:table-cell office:value-type="string" table:style-name="ce5">
            <text:p>Busca o elemento baseado no texto exibido em um LIN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y.name</text:p>
          </table:table-cell>
          <table:table-cell office:value-type="string" table:style-name="ce4">
            <text:p>driver.findElement(By.name("usuario.nome"));</text:p>
          </table:table-cell>
          <table:table-cell office:value-type="string" table:style-name="ce4">
            <text:p>Busca o elemento baseado no valor do atributo "name"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y.partialLinkText</text:p>
          </table:table-cell>
          <table:table-cell office:value-type="string" table:style-name="ce5">
            <text:p>driver.findElement(By.partialLinkText(("texto")));</text:p>
          </table:table-cell>
          <table:table-cell office:value-type="string" table:style-name="ce5">
            <text:p>Busca o elemento baseado no texto parcial exibido em um LIN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y.tagName</text:p>
          </table:table-cell>
          <table:table-cell office:value-type="string" table:style-name="ce4">
            <text:p>driver.findElement(By.tagName("button")</text:p>
          </table:table-cell>
          <table:table-cell office:value-type="string" table:style-name="ce4">
            <text:p>Busca o elemento baseado no nome da T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y.xpath</text:p>
          </table:table-cell>
          <table:table-cell office:value-type="string" table:style-name="ce5">
            <text:p>driver.findElement(By.xpath("//xpath[@text=’exemplo’]")</text:p>
          </table:table-cell>
          <table:table-cell office:value-type="string" table:style-name="ce5">
            <text:p>Busca o elemento baseado em um xpath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Listas de elemento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3">
            <text:p>Tipo</text:p>
          </table:table-cell>
          <table:table-cell office:value-type="string" table:style-name="ce3">
            <text:p>Exemplo</text:p>
          </table:table-cell>
          <table:table-cell office:value-type="string" table:style-name="ce3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ista &lt;li&gt;</text:p>
          </table:table-cell>
          <table:table-cell office:value-type="string" table:style-name="ce4">
            <text:p>List&lt;WebElement&gt; elementsLanguages =</text:p>
            <text:p>Driver.findElements(By.xpath("//section[@id='section']//li"));</text:p>
          </table:table-cell>
          <table:table-cell office:value-type="string" table:style-name="ce4">
            <text:p>Busca um elemento do tipo lista &lt;li&gt;</text:p>
            <text:p>E retorna uma lista de elementos.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lista &lt;op&gt;</text:p>
          </table:table-cell>
          <table:table-cell office:value-type="string" table:style-name="ce5">
            <text:p>Select optionSkills = new Select(driver.findElement(By.xpath("//select[@id='Skills']")));</text:p>
            <text:p>optionSkills.selectByVisibleText("XHTML");</text:p>
          </table:table-cell>
          <table:table-cell office:value-type="string" table:style-name="ce5">
            <text:p>Busca um elemento do tipo lista &lt;op&gt;</text:p>
            <text:p>retorna uma lista de elementos.</text:p>
            <text:p>Seleciona um valor, com base no texto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Alerta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Alerta</text:p>
          </table:table-cell>
          <table:table-cell office:value-type="string" table:style-name="ce5">
            <text:p>Alert alert = driver.switchTo().alert();</text:p>
          </table:table-cell>
          <table:table-cell office:value-type="string" table:style-name="ce5">
            <text:p>Muda a janela que o driver está conectado.</text:p>
            <text:p>Para a janela que está presente o Alerta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lerta</text:p>
          </table:table-cell>
          <table:table-cell office:value-type="string" table:style-name="ce4">
            <text:p>alert.accept();</text:p>
            <text:p/>
          </table:table-cell>
          <table:table-cell office:value-type="string" table:style-name="ce4">
            <text:p>Aceita o alerta. Clica em OK, caso seja um alerta de confirmaçã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lerta</text:p>
          </table:table-cell>
          <table:table-cell office:value-type="string" table:style-name="ce5">
            <text:p>alert.dismiss();</text:p>
          </table:table-cell>
          <table:table-cell office:value-type="string" table:style-name="ce5">
            <text:p>Cancela o alerta. Clica em cancelar, caso seja um alerta de confirmação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Troca Janel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Handles</text:p>
          </table:table-cell>
          <table:table-cell office:value-type="string" table:style-name="ce5">
            <text:p>Set&lt;String&gt; windowHandles = driver.getWindowHandles();</text:p>
            <text:p/>
            <text:p/>
            <text:p/>
          </table:table-cell>
          <table:table-cell office:value-type="string" table:style-name="ce5">
            <text:p>Seleciona as janelas presentes e armazena em uma lista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String firstTab = (String)windowHandles.toArray()[1];</text:p>
            <text:p/>
          </table:table-cell>
          <table:table-cell office:value-type="string" table:style-name="ce4">
            <text:p>Atribui o código único da janela(handle)</text:p>
            <text:p>A uma variavel com nome fistTab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5">
            <text:p>String lastTab = (String)windowHandles.toArray()[2];</text:p>
          </table:table-cell>
          <table:table-cell office:value-type="string" table:style-name="ce5">
            <text:p>Atribui o código único da janela(handle)</text:p>
            <text:p>A uma variavel com nome fistTab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driver.switchTo().window(lastTab);</text:p>
          </table:table-cell>
          <table:table-cell office:value-type="string" table:style-name="ce4">
            <text:p>Realiza a troca da janela, de acordo com a variável que passar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Operações básicas com o Browser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operações</text:p>
          </table:table-cell>
          <table:table-cell office:value-type="string" table:style-name="ce5">
            <text:p>driver.get("http://google.com");</text:p>
          </table:table-cell>
          <table:table-cell office:value-type="string" table:style-name="ce5">
            <text:p>Abre a url passada por parametro.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String title = driver.getTitle();</text:p>
          </table:table-cell>
          <table:table-cell office:value-type="string" table:style-name="ce4">
            <text:p>Retorna o título da página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5">
            <text:p>String url = driver.getCurrentUrl();</text:p>
          </table:table-cell>
          <table:table-cell office:value-type="string" table:style-name="ce5">
            <text:p>Retorna qual a url corrente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5">
            <text:p>String html = driver.getPageSource();</text:p>
          </table:table-cell>
          <table:table-cell office:value-type="string" table:style-name="ce4">
            <text:p>Retorna todo html em formato String(texto)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5">
            <text:p>driver.navigate().back();</text:p>
          </table:table-cell>
          <table:table-cell office:value-type="string" table:style-name="ce5">
            <text:p>Botão voltar do browser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driver.navigate().refresh();</text:p>
          </table:table-cell>
          <table:table-cell office:value-type="string" table:style-name="ce4">
            <text:p>Botão atualizar(f5) do browser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5">
            <text:p>driver.navigate().forward();</text:p>
          </table:table-cell>
          <table:table-cell office:value-type="string" table:style-name="ce4">
            <text:p>Botão avançar do browser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5">
            <text:p>driver.close();</text:p>
          </table:table-cell>
          <table:table-cell office:value-type="string" table:style-name="ce4">
            <text:p>Fecha uma aba do navegador, se tiver só uma,</text:p>
            <text:p>fecha o navegador, mas mantém o processo do driver aberto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5">
            <text:p>driver.quit();</text:p>
          </table:table-cell>
          <table:table-cell office:value-type="string" table:style-name="ce4">
            <text:p>Fecha todas as abas e encerra os processos do driver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number-columns-spanned="2" table:number-rows-spanned="1" table:style-name="ce6">
            <text:p>Configurações do driver/browser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3" table:style-name="ce5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driver.manage().window().maximize();</text:p>
          </table:table-cell>
          <table:table-cell office:value-type="string" table:style-name="ce4">
            <text:p>Maximiza o browser que foi aberto pelo driver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5">
            <text:p>System.setProperty("webdriver.chrome.driver", "chromedriver.exe");</text:p>
          </table:table-cell>
          <table:table-cell office:value-type="string" table:style-name="ce5">
            <text:p>Aponta qual o driver vai ser utilizado na execução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number-columns-spanned="2" table:number-rows-spanned="1" table:style-name="ce6">
            <text:p>Esperas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5">
            <text:p>Explícita</text:p>
          </table:table-cell>
          <table:table-cell office:value-type="string" table:style-name="ce5">
            <text:p>Thead.sleep(10000);</text:p>
          </table:table-cell>
          <table:table-cell office:value-type="string" table:style-name="ce5">
            <text:p>Script espera 2,000 milisegundos(2 Segundos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mplícita</text:p>
          </table:table-cell>
          <table:table-cell office:value-type="string" table:style-name="ce4">
            <text:p>driver.manage().timeouts().implicitlyWait(30, TimeUnit.SECONDS);</text:p>
          </table:table-cell>
          <table:table-cell office:value-type="string" table:style-name="ce4">
            <text:p>driver aguarda até 30 Segundos para falhar, por causa de algum elemento que não está visível</text:p>
          </table:table-cell>
          <table:table-cell table:number-columns-repeated="16381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Microsoft Office User</meta:initial-creator>
    <dc:creator>Microsoft Office User</dc:creator>
    <meta:creation-date>2020-05-30T17:24:54Z</meta:creation-date>
    <dc:date>2021-06-26T14:41:34Z</dc:date>
    <meta:editing-cycles>20</meta:editing-cycles>
    <meta:editing-duration>PT5959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